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18fe" officeooo:paragraph-rsid="001618fe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-1cm" fo:margin-right="-0.9cm" fo:line-height="150%" fo:text-align="justify" style:justify-single-word="false" fo:text-indent="0cm" style:auto-text-indent="false" style:page-number="auto" fo:background-color="transparent"/>
      <style:text-properties fo:font-weight="normal" officeooo:rsid="001618fe" officeooo:paragraph-rsid="001618fe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1618fe" officeooo:paragraph-rsid="001618fe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1628d9" officeooo:paragraph-rsid="001628d9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179727" officeooo:paragraph-rsid="00179727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1962a9" officeooo:paragraph-rsid="001962a9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1989fb" officeooo:paragraph-rsid="001989fb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1d6d5d" officeooo:paragraph-rsid="001d6d5d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1d6d5d" officeooo:paragraph-rsid="001e99bd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231c37" officeooo:paragraph-rsid="00231c37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23cd29" officeooo:paragraph-rsid="0023cd29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-1cm" fo:margin-right="-0.9cm" fo:line-height="150%" fo:text-align="center" style:justify-single-word="false" fo:text-indent="0cm" style:auto-text-indent="false" fo:background-color="transparent"/>
      <style:text-properties fo:font-weight="normal" officeooo:rsid="0023cd29" officeooo:paragraph-rsid="0023cd29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240b10" officeooo:paragraph-rsid="00240b10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25379f" officeooo:paragraph-rsid="0025379f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2567fa" officeooo:paragraph-rsid="002567fa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-1cm" fo:margin-right="-0.9cm" fo:line-height="150%" fo:text-align="center" style:justify-single-word="false" fo:text-indent="0cm" style:auto-text-indent="false" fo:background-color="transparent"/>
      <style:text-properties fo:font-weight="normal" officeooo:rsid="002567fa" officeooo:paragraph-rsid="002567fa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n" fo:country="US" fo:font-weight="normal" officeooo:rsid="001e99bd" officeooo:paragraph-rsid="001e99bd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normal" officeooo:rsid="001e99bd" officeooo:paragraph-rsid="001e99bd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normal" officeooo:rsid="002061c4" officeooo:paragraph-rsid="002061c4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normal" officeooo:rsid="002061c4" officeooo:paragraph-rsid="00231c37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normal" officeooo:rsid="001b851e" officeooo:paragraph-rsid="001b851e" style:font-weight-asian="normal" style:font-weight-complex="normal"/>
    </style:style>
    <style:style style:name="T1" style:family="text">
      <style:text-properties officeooo:rsid="001628d9"/>
    </style:style>
    <style:style style:name="T2" style:family="text">
      <style:text-properties officeooo:rsid="00179727"/>
    </style:style>
    <style:style style:name="T3" style:family="text">
      <style:text-properties fo:language="el" fo:country="GR"/>
    </style:style>
    <style:style style:name="T4" style:family="text">
      <style:text-properties fo:language="el" fo:country="GR" officeooo:rsid="001e99bd"/>
    </style:style>
    <style:style style:name="T5" style:family="text">
      <style:text-properties fo:language="en" fo:country="US"/>
    </style:style>
    <style:style style:name="T6" style:family="text">
      <style:text-properties officeooo:rsid="001ebb38"/>
    </style:style>
    <style:style style:name="T7" style:family="text">
      <style:text-properties officeooo:rsid="00221918"/>
    </style:style>
    <style:style style:name="T8" style:family="text">
      <style:text-properties officeooo:rsid="00231c37"/>
    </style:style>
    <style:style style:name="T9" style:family="text">
      <style:text-properties officeooo:rsid="0023cd29"/>
    </style:style>
    <style:style style:name="T10" style:family="text">
      <style:text-properties officeooo:rsid="002567fa"/>
    </style:style>
    <style:style style:name="T11" style:family="text">
      <style:text-properties officeooo:rsid="0027b8e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ΠΑΝΤΗΣΕΙΣ ΔΙΑΓΩΝΙΣΜΑΤΟΣ ΝΟΕΜΒΡΙΟΥ</text:p>
      <text:p text:style-name="P1"/>
      <text:p text:style-name="P2">Θέμα Α</text:p>
      <text:p text:style-name="P3">Α1. <text:span text:style-name="T1">σχολικό βιβλίο σελίδα 41</text:span></text:p>
      <text:p text:style-name="P4">Α2. <text:span text:style-name="T2">α) σχολικό σελίδα 41 κάτω κάτω <text:s text:c="4"/>β) σχολικό σελίδα 43 στο πάνω μέρος η απόδειξη της 2ης κουκίδας</text:span></text:p>
      <text:p text:style-name="P5">Α3. 1) Σ <text:s text:c="2"/>2) Λ <text:s text:c="2"/>3) Σ <text:s text:c="2"/>4) Λ <text:s text:c="2"/>5) Σ</text:p>
      <text:p text:style-name="P5"/>
      <text:p text:style-name="P5">Θέμα Β </text:p>
      <text:p text:style-name="P6">Τράπεζα θεμάτων άσκηση 16580</text:p>
      <text:p text:style-name="P6"><text:span text:style-name="T7">Β1.</text:span> <draw:frame draw:style-name="fr1" draw:name="Αντικείμενο1" text:anchor-type="as-char" svg:y="-0.429cm" svg:width="8.61cm" svg:height="0.5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span text:style-name="T7">Β2.</text:span> <draw:frame draw:style-name="fr1" draw:name="Αντικείμενο2" text:anchor-type="as-char" svg:y="-0.429cm" svg:width="6.061cm" svg:height="0.5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<text:span text:style-name="T7">Β3.</text:span> <draw:frame draw:style-name="fr1" draw:name="Αντικείμενο3" text:anchor-type="as-char" svg:y="-0.429cm" svg:width="12.06cm" svg:height="0.584cm" draw:z-index="2"><draw:object xlink:href="./Object 3" xlink:type="simple" xlink:show="embed" xlink:actuate="onLoad"/><draw:image xlink:href="./ObjectReplacements/Object 3" xlink:type="simple" xlink:show="embed" xlink:actuate="onLoad"/></draw:frame><text:s text:c="3"/>και <text:s/><draw:frame draw:style-name="fr1" draw:name="Αντικείμενο4" text:anchor-type="as-char" svg:y="-0.377cm" svg:width="3.103cm" svg:height="0.533cm" draw:z-index="3"><draw:object xlink:href="./Object 4" xlink:type="simple" xlink:show="embed" xlink:actuate="onLoad"/><draw:image xlink:href="./ObjectReplacements/Object 4" xlink:type="simple" xlink:show="embed" xlink:actuate="onLoad"/></draw:frame>, <text:s text:c="2"/></text:p>
      <text:p text:style-name="P6">άρα Δ(12,8)</text:p>
      <text:p text:style-name="P6"/>
      <text:p text:style-name="P7">Θέμα Γ</text:p>
      <text:p text:style-name="P9"><text:span text:style-name="T4">Γ1. <text:s text:c="7"/></text:span><text:span text:style-name="T3"><draw:frame draw:style-name="fr1" draw:name="Αντικείμενο5" text:anchor-type="as-char" svg:y="-0.429cm" svg:width="2.753cm" svg:height="0.55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, </text:span><text:span text:style-name="T3"><draw:frame draw:style-name="fr1" draw:name="Αντικείμενο6" text:anchor-type="as-char" svg:y="-0.427cm" svg:width="2.508cm" svg:height="0.549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, </text:span><text:span text:style-name="T3"><draw:frame draw:style-name="fr1" draw:name="Αντικείμενο7" text:anchor-type="as-char" svg:y="-0.429cm" svg:width="3.08cm" svg:height="0.55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">. <text:s/></text:span></text:p>
      <text:p text:style-name="P9"><text:span text:style-name="T3">Αφού <text:s/></text:span><text:span text:style-name="T3"><draw:frame draw:style-name="fr1" draw:name="Αντικείμενο8" text:anchor-type="as-char" svg:y="-0.43cm" svg:width="17.625cm" svg:height="0.554cm" draw:z-index="10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8"><draw:frame draw:style-name="fr1" draw:name="Αντικείμενο9" text:anchor-type="as-char" svg:y="-0.482cm" svg:width="19.858cm" svg:height="0.603cm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17"><draw:frame draw:style-name="fr1" draw:name="Αντικείμενο10" text:anchor-type="as-char" svg:y="-0.437cm" svg:width="13.605cm" svg:height="0.559cm" draw:z-index="8"><draw:object xlink:href="./Object 10" xlink:type="simple" xlink:show="embed" xlink:actuate="onLoad"/><draw:image xlink:href="./ObjectReplacements/Object 10" xlink:type="simple" xlink:show="embed" xlink:actuate="onLoad"/></draw:frame><text:s text:c="2"/><text:span text:style-name="T3">ή <text:s/></text:span><text:span text:style-name="T3"><draw:frame draw:style-name="fr1" draw:name="Αντικείμενο11" text:anchor-type="as-char" svg:y="-0.621cm" svg:width="1.21cm" svg:height="1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3"><text:s/>.</text:span></text:p>
      <text:p text:style-name="P18">Γ2. <text:span text:style-name="T6">Για κ=-3/2, τότε <text:s text:c="3"/></text:span><text:span text:style-name="T6"><draw:frame draw:style-name="fr1" draw:name="Αντικείμενο12" text:anchor-type="as-char" svg:y="-0.621cm" svg:width="2.575cm" svg:height="1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6"><text:s text:c="3"/>και <text:s/></text:span><text:span text:style-name="T6"><draw:frame draw:style-name="fr1" draw:name="Αντικείμενο13" text:anchor-type="as-char" svg:y="-0.621cm" svg:width="2.332cm" svg:height="1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6"><text:s/>. <text:s text:c="2"/></text:span><text:span text:style-name="T6"><draw:frame draw:style-name="fr1" draw:name="Αντικείμενο14" text:anchor-type="as-char" svg:y="-0.621cm" svg:width="8.146cm" svg:height="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6"><text:s/>.</text:span></text:p>
      <text:p text:style-name="P19">Άρα τα διανύσματα δεν είναι παράλληλα και εφόσον έχουν κοινό άκρο δεν είναι ούτε συνευθειακά τα σημεία Α,Β,Γ. (γιατί αν ήταν συνευθειακά θα ήταν τα διανύσματα παράλληλα, οπότε άτοπο.)</text:p>
      <text:p text:style-name="P20">Γ3. <draw:frame draw:style-name="fr1" draw:name="Αντικείμενο15" text:anchor-type="as-char" svg:y="-0.774cm" svg:width="6.435cm" svg:height="1.154cm" draw:z-index="14"><draw:object xlink:href="./Object 15" xlink:type="simple" xlink:show="embed" xlink:actuate="onLoad"/><draw:image xlink:href="./ObjectReplacements/Object 15" xlink:type="simple" xlink:show="embed" xlink:actuate="onLoad"/></draw:frame><text:s text:c="2"/>, <text:s/><text:span text:style-name="T8"><text:s text:c="2"/></text:span><text:span text:style-name="T8"><draw:frame draw:style-name="fr1" draw:name="Αντικείμενο16" text:anchor-type="as-char" svg:y="-0.774cm" svg:width="4.53cm" svg:height="1.154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8"><text:s text:c="3"/>και <text:s text:c="2"/></text:span><text:span text:style-name="T8"><draw:frame draw:style-name="fr1" draw:name="Αντικείμενο18" text:anchor-type="as-char" svg:y="-0.774cm" svg:width="4.584cm" svg:height="1.154cm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8"><text:s text:c="3"/>άρα <text:s/></text:span><text:span text:style-name="T8"><draw:frame draw:style-name="fr1" draw:name="Αντικείμενο17" text:anchor-type="as-char" svg:y="-0.43cm" svg:width="2.893cm" svg:height="0.522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8"><text:s text:c="2"/>και άρα το τρίγωνο είναι σκαληνό εφόσον όλες οι πλευρές του είναι άνισες.</text:span></text:p>
      <text:p text:style-name="P20"/>
      <text:p text:style-name="P21">Θέμα <text:span text:style-name="T11">Ε</text:span></text:p>
      <text:p text:style-name="P21">Τράπεζα θεμάτων άσκηση 21885</text:p>
      <text:p text:style-name="P10"><text:span text:style-name="T11">Ε</text:span>1. <text:span text:style-name="T9">Είναι <text:s/></text:span><text:span text:style-name="T9"><draw:frame draw:style-name="fr1" draw:name="Αντικείμενο19" text:anchor-type="as-char" svg:y="-0.621cm" svg:width="4.157cm" svg:height="1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9"><text:s text:c="3"/>και <text:s/></text:span><text:span text:style-name="T9"><draw:frame draw:style-name="fr1" draw:name="Αντικείμενο20" text:anchor-type="as-char" svg:y="-0.621cm" svg:width="4.198cm" svg:height="1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9">. <text:s text:c="6"/></text:span><text:span text:style-name="T9"><draw:frame draw:style-name="fr1" draw:name="Αντικείμενο21" text:anchor-type="as-char" svg:y="-0.621cm" svg:width="6.9cm" svg:height="1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9"><text:s/>, <text:s/></text:span><text:span text:style-name="T9"><draw:frame draw:style-name="fr1" draw:name="Αντικείμενο22" text:anchor-type="as-char" svg:y="-0.448cm" svg:width="3.785cm" svg:height="0.54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9"><text:s/></text:span></text:p>
      <text:p text:style-name="P11"><text:span text:style-name="T11">Ε</text:span>2. <text:s text:c="8"/>Αφού <text:s/>κ = λ , τότε <text:s/><draw:frame draw:style-name="fr1" draw:name="Αντικείμενο23" text:anchor-type="as-char" svg:y="-0.621cm" svg:width="7.798cm" svg:height="1cm" draw:z-index="22"><draw:object xlink:href="./Object 23" xlink:type="simple" xlink:show="embed" xlink:actuate="onLoad"/><draw:image xlink:href="./ObjectReplacements/Object 23" xlink:type="simple" xlink:show="embed" xlink:actuate="onLoad"/></draw:frame><text:s text:c="4"/>και <text:s/>άρα <text:s/><draw:frame draw:style-name="fr1" draw:name="Αντικείμενο24" text:anchor-type="as-char" svg:y="-0.43cm" svg:width="2.096cm" svg:height="0.522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2"><text:page-number text:select-page="current">1</text:page-number></text:p>
      <text:p text:style-name="P11"><text:soft-page-break/><text:span text:style-name="T11">Ε</text:span>3. <text:s text:c="8"/>Αφού κ=λ=2 <text:s/>τότε <text:s/><draw:frame draw:style-name="fr1" draw:name="Αντικείμενο25" text:anchor-type="as-char" svg:y="-0.429cm" svg:width="1.736cm" svg:height="0.52cm" draw:z-index="24"><draw:object xlink:href="./Object 25" xlink:type="simple" xlink:show="embed" xlink:actuate="onLoad"/><draw:image xlink:href="./ObjectReplacements/Object 25" xlink:type="simple" xlink:show="embed" xlink:actuate="onLoad"/></draw:frame><text:s text:c="4"/>και <text:s text:c="2"/><draw:frame draw:style-name="fr1" draw:name="Αντικείμενο26" text:anchor-type="as-char" svg:y="-0.429cm" svg:width="1.764cm" svg:height="0.52cm" draw:z-index="25"><draw:object xlink:href="./Object 26" xlink:type="simple" xlink:show="embed" xlink:actuate="onLoad"/><draw:image xlink:href="./ObjectReplacements/Object 26" xlink:type="simple" xlink:show="embed" xlink:actuate="onLoad"/></draw:frame>, <text:s/>δηλαδή τα Δ, Ε είναι τα μέσα των ΑΒ, ΑΓ. </text:p>
      <text:p text:style-name="P11">Είναι <text:s/><draw:frame draw:style-name="fr1" draw:name="Αντικείμενο27" text:anchor-type="as-char" svg:y="-0.429cm" svg:width="1.307cm" svg:height="0.54cm" draw:z-index="26"><draw:object xlink:href="./Object 27" xlink:type="simple" xlink:show="embed" xlink:actuate="onLoad"/><draw:image xlink:href="./ObjectReplacements/Object 27" xlink:type="simple" xlink:show="embed" xlink:actuate="onLoad"/></draw:frame><text:s text:c="3"/>και <text:s text:c="2"/><draw:frame draw:style-name="fr1" draw:name="Αντικείμενο28" text:anchor-type="as-char" svg:y="-0.621cm" svg:width="4.597cm" svg:height="1cm" draw:z-index="27"><draw:object xlink:href="./Object 28" xlink:type="simple" xlink:show="embed" xlink:actuate="onLoad"/><draw:image xlink:href="./ObjectReplacements/Object 28" xlink:type="simple" xlink:show="embed" xlink:actuate="onLoad"/></draw:frame><text:s/>, <text:s/>δηλαδή αποδείξαμε ότι το ευθύγραμμο τμήμα που ενώνει τα μέσα δύο πλευρών τριγώνου είναι παράλληλο με την τρίτη πλευρά του τριγώνου και ισούται με το μισό της τρίτης πλευράς. </text:p>
      <text:p text:style-name="P11"/>
      <text:p text:style-name="P11">Θέμα <text:span text:style-name="T11">Ζ</text:span></text:p>
      <text:p text:style-name="P13"><text:span text:style-name="T11">Ζ</text:span>1. <text:s/><draw:frame draw:style-name="fr1" draw:name="Αντικείμενο29" text:anchor-type="as-char" svg:y="-0.448cm" svg:width="7.147cm" svg:height="0.57cm" draw:z-index="28"><draw:object xlink:href="./Object 29" xlink:type="simple" xlink:show="embed" xlink:actuate="onLoad"/><draw:image xlink:href="./ObjectReplacements/Object 29" xlink:type="simple" xlink:show="embed" xlink:actuate="onLoad"/></draw:frame><text:s text:c="2"/>, <text:s/>και η διακρίνουσα <draw:frame draw:style-name="fr1" draw:name="Αντικείμενο30" text:anchor-type="as-char" svg:y="-0.377cm" svg:width="1.695cm" svg:height="0.469cm" draw:z-index="29"><draw:object xlink:href="./Object 30" xlink:type="simple" xlink:show="embed" xlink:actuate="onLoad"/><draw:image xlink:href="./ObjectReplacements/Object 30" xlink:type="simple" xlink:show="embed" xlink:actuate="onLoad"/></draw:frame><text:s text:c="3"/>άρα <text:s/>το τριώνυμο δεν έχει πραγματικές ρίζες και άρα δεν μηδενίζεται η ορίζουσα , άρα τα διανύσματα δεν είναι συγγραμμικά.</text:p>
      <text:p text:style-name="P13"><text:span text:style-name="T11">Ζ</text:span>2. <text:s/><draw:frame draw:style-name="fr1" draw:name="Αντικείμενο31" text:anchor-type="as-char" svg:y="-0.684cm" svg:width="7.193cm" svg:height="1.125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4"><text:span text:style-name="T11">Ζ</text:span>3. <text:s/><draw:frame draw:style-name="fr1" draw:name="Αντικείμενο32" text:anchor-type="as-char" svg:y="-0.448cm" svg:width="12.37cm" svg:height="0.57cm" draw:z-index="31"><draw:object xlink:href="./Object 32" xlink:type="simple" xlink:show="embed" xlink:actuate="onLoad"/><draw:image xlink:href="./ObjectReplacements/Object 32" xlink:type="simple" xlink:show="embed" xlink:actuate="onLoad"/></draw:frame><text:s text:c="3"/><text:span text:style-name="T10">και <text:s text:c="2"/></text:span><text:span text:style-name="T10"><draw:frame draw:style-name="fr1" draw:name="Αντικείμενο33" text:anchor-type="as-char" svg:y="-0.621cm" svg:width="3.32cm" svg:height="1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0"><text:s/>. </text:span></text:p>
      <text:p text:style-name="P15">Άρα <text:s text:c="2"/><draw:frame draw:style-name="fr1" draw:name="Αντικείμενο34" text:anchor-type="as-char" svg:y="-0.621cm" svg:width="2.385cm" svg:height="1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5"><text:span text:style-name="T11">Ζ</text:span>4. <text:s/><text:span text:style-name="T5"><draw:frame draw:style-name="fr1" draw:name="Αντικείμενο35" text:anchor-type="as-char" svg:y="-0.448cm" svg:width="4.129cm" svg:height="0.57cm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5">. <text:s/></text:span><text:span text:style-name="T3">Έστω διάνυσμα </text:span><text:span text:style-name="T3"><draw:frame draw:style-name="fr1" draw:name="Αντικείμενο36" text:anchor-type="as-char" svg:y="-0.386cm" svg:width="1.589cm" svg:height="0.51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3">. <text:s/>Αφού το διάνυσμα <text:s text:c="2"/></text:span><text:span text:style-name="T3"><draw:frame draw:style-name="fr1" draw:name="Αντικείμενο37" text:anchor-type="as-char" svg:y="-0.377cm" svg:width="0.259cm" svg:height="0.469cm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3"><text:s text:c="3"/>είναι αντίρροπο με το διάνυσμα <text:s/></text:span><text:span text:style-name="T3"><draw:frame draw:style-name="fr1" draw:name="Αντικείμενο38" text:anchor-type="as-char" svg:y="-0.377cm" svg:width="0.235cm" svg:height="0.469cm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3"><text:s text:c="3"/>σημαίνει ότι είναι παράλληλα, άρα <text:s/></text:span><text:span text:style-name="T3"><draw:frame draw:style-name="fr1" draw:name="Αντικείμενο39" text:anchor-type="as-char" svg:y="-0.386cm" svg:width="6.234cm" svg:height="0.51cm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3"><text:s text:c="2"/></text:span><text:span text:style-name="T5">(1)</text:span></text:p>
      <text:p text:style-name="P15">Επίσης <text:s text:c="2"/><draw:frame draw:style-name="fr1" draw:name="Αντικείμενο40" text:anchor-type="as-char" svg:y="-0.48cm" svg:width="13.086cm" svg:height="0.601cm" draw:z-index="39"><draw:object xlink:href="./Object 40" xlink:type="simple" xlink:show="embed" xlink:actuate="onLoad"/><draw:image xlink:href="./ObjectReplacements/Object 40" xlink:type="simple" xlink:show="embed" xlink:actuate="onLoad"/></draw:frame><text:s text:c="3"/>ή <text:s text:c="2"/><draw:frame draw:style-name="fr1" draw:name="Αντικείμενο41" text:anchor-type="as-char" svg:y="-0.416cm" svg:width="1.378cm" svg:height="0.506cm" draw:z-index="40"><draw:object xlink:href="./Object 41" xlink:type="simple" xlink:show="embed" xlink:actuate="onLoad"/><draw:image xlink:href="./ObjectReplacements/Object 41" xlink:type="simple" xlink:show="embed" xlink:actuate="onLoad"/></draw:frame>.</text:p>
      <text:p text:style-name="P15">Άρα για <draw:frame draw:style-name="fr1" draw:name="Αντικείμενο42" text:anchor-type="as-char" svg:y="-0.416cm" svg:width="10.021cm" svg:height="0.538cm" draw:z-index="41"><draw:object xlink:href="./Object 42" xlink:type="simple" xlink:show="embed" xlink:actuate="onLoad"/><draw:image xlink:href="./ObjectReplacements/Object 42" xlink:type="simple" xlink:show="embed" xlink:actuate="onLoad"/></draw:frame><text:s/>, <text:s text:c="2"/>άρα <text:s text:c="2"/><draw:frame draw:style-name="fr1" draw:name="Αντικείμενο43" text:anchor-type="as-char" svg:y="-0.377cm" svg:width="1.189cm" svg:height="0.469cm" draw:z-index="42"><draw:object xlink:href="./Object 43" xlink:type="simple" xlink:show="embed" xlink:actuate="onLoad"/><draw:image xlink:href="./ObjectReplacements/Object 43" xlink:type="simple" xlink:show="embed" xlink:actuate="onLoad"/></draw:frame><text:s/>, <text:s/>άρα δεκτό το διάνυσμα.</text:p>
      <text:p text:style-name="P15">Για <text:s/><draw:frame draw:style-name="fr1" draw:name="Αντικείμενο44" text:anchor-type="as-char" svg:y="-0.416cm" svg:width="9.599cm" svg:height="0.538cm" draw:z-index="43"><draw:object xlink:href="./Object 44" xlink:type="simple" xlink:show="embed" xlink:actuate="onLoad"/><draw:image xlink:href="./ObjectReplacements/Object 44" xlink:type="simple" xlink:show="embed" xlink:actuate="onLoad"/></draw:frame><text:s/>, <text:s/>άρα αυτό το διάνυσμα απορρίπτεται.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page-number text:select-page="current">2</text:page-number></text:p>
      <text:p text:style-name="P21"><text:s text:c="8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1T15:46:09.550000000</meta:creation-date>
    <dc:date>2024-11-18T13:05:04.870000000</dc:date>
    <meta:editing-duration>PT6H50M29S</meta:editing-duration>
    <meta:editing-cycles>20</meta:editing-cycles>
    <meta:generator>LibreOffice/7.5.2.2$Windows_X86_64 LibreOffice_project/53bb9681a964705cf672590721dbc85eb4d0c3a2</meta:generator>
    <meta:document-statistic meta:table-count="0" meta:image-count="0" meta:object-count="44" meta:page-count="2" meta:paragraph-count="37" meta:word-count="255" meta:character-count="1524" meta:non-whitespace-character-count="1047"/>
  </office:meta>
</office:document-meta>
</file>

<file path=Object 1/content.xml><?xml version="1.0" encoding="utf-8"?>
<math xmlns="http://www.w3.org/1998/Math/MathML" display="block">
  <semantics>
    <mrow>
      <mrow>
        <mover accent="true">
          <mi mathvariant="italic">ΑΒ</mi>
          <mo stretchy="false">⃗</mo>
        </mover>
        <mo stretchy="false">=</mo>
        <mrow>
          <mo fence="true" form="prefix" stretchy="false">(</mo>
          <mrow>
            <mrow>
              <mn>11</mn>
              <mo stretchy="false">−</mo>
              <mn>2,5</mn>
              <mo stretchy="false">−</mo>
              <mn>4</mn>
            </mrow>
          </mrow>
          <mo fence="true" form="postfix" stretchy="false">)</mo>
        </mrow>
        <mo stretchy="false">=</mo>
        <mrow>
          <mo fence="true" form="prefix" stretchy="false">(</mo>
          <mrow>
            <mn>9,1</mn>
          </mrow>
          <mo fence="true" form="postfix" stretchy="false">)</mo>
        </mrow>
      </mrow>
      <mi>,</mi>
      <mrow>
        <mover accent="true">
          <mi mathvariant="italic">ΑΓ</mi>
          <mo stretchy="false">⃗</mo>
        </mover>
        <mo stretchy="false">=</mo>
        <mrow>
          <mo fence="true" form="prefix" stretchy="false">(</mo>
          <mrow>
            <mrow>
              <mn>3</mn>
              <mo stretchy="false">−</mo>
              <mn>2,7</mn>
              <mo stretchy="false">−</mo>
              <mn>4</mn>
            </mrow>
          </mrow>
          <mo fence="true" form="postfix" stretchy="false">)</mo>
        </mrow>
        <mo stretchy="false">=</mo>
        <mrow>
          <mo fence="true" form="prefix" stretchy="false">(</mo>
          <mrow>
            <mn>1,3</mn>
          </mrow>
          <mo fence="true" form="postfix" stretchy="false">)</mo>
        </mrow>
      </mrow>
    </mrow>
    <annotation encoding="StarMath 5.0"> vec ΑΒ = ( 11-2,5-4 ) = ( 9,1 ), vec ΑΓ = ( 3-2,7-4 )= ( 1,3 )</annotation>
  </semantics>
</math>
</file>

<file path=Object 10/content.xml><?xml version="1.0" encoding="utf-8"?>
<math xmlns="http://www.w3.org/1998/Math/MathML" display="block">
  <semantics>
    <mrow>
      <mo stretchy="false">⇔</mo>
      <mn>2</mn>
      <mrow>
        <mi>κ</mi>
        <mo stretchy="false">+</mo>
        <mn>1</mn>
        <mo stretchy="false">+</mo>
        <msup>
          <mi>κ</mi>
          <mn>2</mn>
        </msup>
        <mo stretchy="false">+</mo>
        <mn>4</mn>
        <mo stretchy="false">+</mo>
        <mn>4</mn>
      </mrow>
      <mrow>
        <msup>
          <mi>κ</mi>
          <mn>2</mn>
        </msup>
        <mo stretchy="false">+</mo>
        <mn>8</mn>
      </mrow>
      <mrow>
        <mi>κ</mi>
        <mo stretchy="false">=</mo>
        <mrow>
          <mn>1</mn>
          <mo stretchy="false">+</mo>
          <msup>
            <mi>κ</mi>
            <mn>2</mn>
          </msup>
          <mo stretchy="false">+</mo>
          <mn>4</mn>
          <mo stretchy="false">+</mo>
          <mn>4</mn>
        </mrow>
      </mrow>
      <mi>κ</mi>
      <mo stretchy="false">⇔</mo>
      <mn>4</mn>
      <mrow>
        <msup>
          <mi>κ</mi>
          <mn>2</mn>
        </msup>
        <mo stretchy="false">+</mo>
        <mn>6</mn>
      </mrow>
      <mrow>
        <mi>κ</mi>
        <mo stretchy="false">=</mo>
        <mn>0</mn>
      </mrow>
      <mo stretchy="false">⇔</mo>
      <mn>2</mn>
      <mrow>
        <mrow>
          <mi>κ</mi>
          <mo stretchy="false">⋅</mo>
          <mrow>
            <mo fence="true" form="prefix" stretchy="false">(</mo>
            <mrow>
              <mrow>
                <mn>2</mn>
                <mrow>
                  <mi>κ</mi>
                  <mo stretchy="false">+</mo>
                  <mn>3</mn>
                </mrow>
              </mrow>
            </mrow>
            <mo fence="true" form="postfix" stretchy="false">)</mo>
          </mrow>
        </mrow>
        <mo stretchy="false">=</mo>
        <mn>0</mn>
      </mrow>
      <mo stretchy="false">⇔</mo>
      <mrow>
        <mi>κ</mi>
        <mo stretchy="false">=</mo>
        <mn>0</mn>
      </mrow>
    </mrow>
    <annotation encoding="StarMath 5.0">dlrarrow 2κ+1+κ^2+4+4κ^2+8κ = 1+κ^2+4+4κ dlrarrow 4κ^2 +6κ=0 dlrarrow 2κ cdot  ( 2κ+3 ) =0 dlrarrow κ=0 </annotation>
  </semantics>
</math>
</file>

<file path=Object 11/content.xml><?xml version="1.0" encoding="utf-8"?>
<math xmlns="http://www.w3.org/1998/Math/MathML" display="block">
  <semantics>
    <mrow>
      <mi>κ</mi>
      <mo stretchy="false">=</mo>
      <mrow>
        <mo stretchy="false">−</mo>
        <mfrac>
          <mn>3</mn>
          <mn>2</mn>
        </mfrac>
      </mrow>
    </mrow>
    <annotation encoding="StarMath 5.0">κ= - frac { 3 }{ 2 }</annotation>
  </semantics>
</math>
</file>

<file path=Object 12/content.xml><?xml version="1.0" encoding="utf-8"?>
<math xmlns="http://www.w3.org/1998/Math/MathML" display="block">
  <semantics>
    <mrow>
      <mover accent="true">
        <mi mathvariant="italic">ΑΒ</mi>
        <mo stretchy="false">⃗</mo>
      </mover>
      <mo stretchy="false">=</mo>
      <mrow>
        <mo fence="true" form="prefix" stretchy="false">(</mo>
        <mrow>
          <mrow>
            <mrow>
              <mo stretchy="false">−</mo>
              <mfrac>
                <mn>5</mn>
                <mn>2</mn>
              </mfrac>
            </mrow>
            <mrow>
              <mi>,</mi>
              <mo stretchy="false">−</mo>
              <mn>2</mn>
            </mrow>
          </mrow>
        </mrow>
        <mo fence="true" form="postfix" stretchy="false">)</mo>
      </mrow>
    </mrow>
    <annotation encoding="StarMath 5.0">vec ΑΒ= ( -frac{5}{2},-2 )</annotation>
  </semantics>
</math>
</file>

<file path=Object 13/content.xml><?xml version="1.0" encoding="utf-8"?>
<math xmlns="http://www.w3.org/1998/Math/MathML" display="block">
  <semantics>
    <mrow>
      <mover accent="true">
        <mi mathvariant="italic">ΒΓ</mi>
        <mo stretchy="false">⃗</mo>
      </mover>
      <mo stretchy="false">=</mo>
      <mrow>
        <mo fence="true" form="prefix" stretchy="false">(</mo>
        <mrow>
          <mrow>
            <mrow>
              <mo stretchy="false">−</mo>
              <mfrac>
                <mn>5</mn>
                <mn>2</mn>
              </mfrac>
            </mrow>
            <mi>,</mi>
            <mfrac>
              <mn>3</mn>
              <mn>2</mn>
            </mfrac>
          </mrow>
        </mrow>
        <mo fence="true" form="postfix" stretchy="false">)</mo>
      </mrow>
    </mrow>
    <annotation encoding="StarMath 5.0">vec ΒΓ = ( -frac{5}{2}, frac{3}{2} )</annotation>
  </semantics>
</math>
</file>

<file path=Object 14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row>
              <mover accent="true">
                <mi mathvariant="italic">ΑΒ</mi>
                <mo stretchy="false">⃗</mo>
              </mover>
              <mi>,</mi>
              <mover accent="true">
                <mi mathvariant="italic">ΒΓ</mi>
                <mo stretchy="false">⃗</mo>
              </mover>
            </mrow>
          </mrow>
          <mo fence="true" form="postfix" stretchy="false">)</mo>
        </mrow>
        <mo stretchy="false">=</mo>
        <mrow>
          <mrow>
            <mrow>
              <mo stretchy="false">−</mo>
              <mfrac>
                <mn>5</mn>
                <mn>2</mn>
              </mfrac>
            </mrow>
            <mo stretchy="false">⋅</mo>
            <mfrac>
              <mn>3</mn>
              <mn>2</mn>
            </mfrac>
          </mrow>
          <mo stretchy="false">−</mo>
          <mrow>
            <mfrac>
              <mn>5</mn>
              <mn>2</mn>
            </mfrac>
            <mo stretchy="false">⋅</mo>
            <mn>2</mn>
          </mrow>
        </mrow>
        <mo stretchy="false">=</mo>
        <mrow>
          <mrow>
            <mo stretchy="false">−</mo>
            <mfrac>
              <mn>15</mn>
              <mn>4</mn>
            </mfrac>
          </mrow>
          <mo stretchy="false">−</mo>
          <mn>5</mn>
        </mrow>
        <mo stretchy="false">=</mo>
        <mrow>
          <mo stretchy="false">−</mo>
          <mfrac>
            <mn>35</mn>
            <mn>4</mn>
          </mfrac>
        </mrow>
        <mo stretchy="false">≠</mo>
        <mn>0</mn>
      </mrow>
    </mrow>
    <annotation encoding="StarMath 5.0">det ( vec ΑΒ, vec ΒΓ ) = {- frac { 5 }{ 2 } } cdot {frac { 3 }{ 2 }} - {frac { 5 }{ 2 } } cdot 2 = - {frac { 15 } { 4 }} - 5 = - frac{ 35 } { 4 } &lt;&gt; 0 </annotation>
  </semantics>
</math>
</file>

<file path=Object 15/content.xml><?xml version="1.0" encoding="utf-8"?>
<math xmlns="http://www.w3.org/1998/Math/MathML" display="block">
  <semantics>
    <mrow>
      <mrow>
        <mo fence="true" form="prefix" stretchy="true">|</mo>
        <mrow>
          <mover accent="true">
            <mi mathvariant="italic">ΑΒ</mi>
            <mo stretchy="false">⃗</mo>
          </mover>
        </mrow>
        <mo fence="true" form="postfix" stretchy="true">|</mo>
      </mrow>
      <mo stretchy="false">=</mo>
      <msqrt>
        <mrow>
          <msup>
            <mrow>
              <mo fence="true" form="prefix" stretchy="false">(</mo>
              <mrow>
                <mrow>
                  <mo stretchy="false">−</mo>
                  <mfrac>
                    <mn>5</mn>
                    <mn>2</mn>
                  </mfrac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n>2</mn>
          </msup>
        </mrow>
      </msqrt>
      <mo stretchy="false">=</mo>
      <msqrt>
        <mrow>
          <mfrac>
            <mn>25</mn>
            <mn>4</mn>
          </mfrac>
          <mo stretchy="false">+</mo>
          <mn>4</mn>
        </mrow>
      </msqrt>
      <mo stretchy="false">=</mo>
      <msqrt>
        <mfrac>
          <mn>41</mn>
          <mn>4</mn>
        </mfrac>
      </msqrt>
    </mrow>
    <annotation encoding="StarMath 5.0">abs vec ΑΒ= sqrt { (-frac{5}{2})^2 + (-2)^2 } = sqrt { {frac {25}{4}}  +4} = sqrt frac { 41}{ 4 }</annotation>
  </semantics>
</math>
</file>

<file path=Object 16/content.xml><?xml version="1.0" encoding="utf-8"?>
<math xmlns="http://www.w3.org/1998/Math/MathML" display="block">
  <semantics>
    <mrow>
      <mrow>
        <mo fence="true" form="prefix" stretchy="true">|</mo>
        <mrow>
          <mover accent="true">
            <mi mathvariant="italic">ΒΓ</mi>
            <mo stretchy="false">⃗</mo>
          </mover>
        </mrow>
        <mo fence="true" form="postfix" stretchy="true">|</mo>
      </mrow>
      <mo stretchy="false">=</mo>
      <msqrt>
        <mrow>
          <msup>
            <mrow>
              <mo fence="true" form="prefix" stretchy="false">(</mo>
              <mrow>
                <mrow>
                  <mo stretchy="false">−</mo>
                  <mfrac>
                    <mn>5</mn>
                    <mn>2</mn>
                  </mfrac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frac>
                  <mn>3</mn>
                  <mn>2</mn>
                </mfrac>
              </mrow>
              <mo fence="true" form="postfix" stretchy="false">)</mo>
            </mrow>
            <mn>2</mn>
          </msup>
        </mrow>
      </msqrt>
      <mo stretchy="false">=</mo>
      <msqrt>
        <mfrac>
          <mn>34</mn>
          <mn>4</mn>
        </mfrac>
      </msqrt>
    </mrow>
    <annotation encoding="StarMath 5.0">abs vec ΒΓ = sqrt{ (-frac{ 5 }{ 2 })^2 + (frac {3}{2})^2} = sqrt frac{ 34 }{ 4 }</annotation>
  </semantics>
</math>
</file>

<file path=Object 17/content.xml><?xml version="1.0" encoding="utf-8"?>
<math xmlns="http://www.w3.org/1998/Math/MathML" display="block">
  <semantics>
    <mrow>
      <mrow>
        <mo fence="true" form="prefix" stretchy="true">|</mo>
        <mrow>
          <mover accent="true">
            <mi mathvariant="italic">ΑΒ</mi>
            <mo stretchy="false">⃗</mo>
          </mover>
        </mrow>
        <mo fence="true" form="postfix" stretchy="true">|</mo>
      </mrow>
      <mo stretchy="false">≠</mo>
      <mrow>
        <mo fence="true" form="prefix" stretchy="true">|</mo>
        <mrow>
          <mover accent="true">
            <mi mathvariant="italic">ΒΓ</mi>
            <mo stretchy="false">⃗</mo>
          </mover>
        </mrow>
        <mo fence="true" form="postfix" stretchy="true">|</mo>
      </mrow>
      <mo stretchy="false">≠</mo>
      <mrow>
        <mo fence="true" form="prefix" stretchy="true">|</mo>
        <mrow>
          <mover accent="true">
            <mi mathvariant="italic">ΑΓ</mi>
            <mo stretchy="false">⃗</mo>
          </mover>
        </mrow>
        <mo fence="true" form="postfix" stretchy="true">|</mo>
      </mrow>
    </mrow>
    <annotation encoding="StarMath 5.0">abs vec ΑΒ &lt;&gt; abs vec ΒΓ  &lt;&gt; abs vec ΑΓ</annotation>
  </semantics>
</math>
</file>

<file path=Object 18/content.xml><?xml version="1.0" encoding="utf-8"?>
<math xmlns="http://www.w3.org/1998/Math/MathML" display="block">
  <semantics>
    <mrow>
      <mrow>
        <mo fence="true" form="prefix" stretchy="true">|</mo>
        <mrow>
          <mover accent="true">
            <mi mathvariant="italic">ΑΓ</mi>
            <mo stretchy="false">⃗</mo>
          </mover>
        </mrow>
        <mo fence="true" form="postfix" stretchy="true">|</mo>
      </mrow>
      <mo stretchy="false">=</mo>
      <msqrt>
        <mrow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form="postfix" stretchy="false">)</mo>
            </mrow>
            <mn>2</mn>
          </msup>
        </mrow>
      </msqrt>
      <mo stretchy="false">=</mo>
      <msqrt>
        <mfrac>
          <mn>5</mn>
          <mn>4</mn>
        </mfrac>
      </msqrt>
    </mrow>
    <annotation encoding="StarMath 5.0">abs vec ΑΓ= sqrt { (-1)^2 + (-frac{1}{2})^2 } = sqrt frac { 5 }{ 4 }</annotation>
  </semantics>
</math>
</file>

<file path=Object 19/content.xml><?xml version="1.0" encoding="utf-8"?>
<math xmlns="http://www.w3.org/1998/Math/MathML" display="block">
  <semantics>
    <mrow>
      <mrow>
        <mover accent="true">
          <mi mathvariant="italic">ΑΒ</mi>
          <mo stretchy="false">⃗</mo>
        </mover>
        <mo stretchy="false">=</mo>
        <mrow>
          <mi>κ</mi>
          <mo stretchy="false">⋅</mo>
          <mover accent="true">
            <mi mathvariant="italic">ΑΔ</mi>
            <mo stretchy="false">⃗</mo>
          </mover>
        </mrow>
      </mrow>
      <mo stretchy="false">⇔</mo>
      <mrow>
        <mover accent="true">
          <mi mathvariant="italic">ΑΔ</mi>
          <mo stretchy="false">⃗</mo>
        </mover>
        <mo stretchy="false">=</mo>
        <mfrac>
          <mn>1</mn>
          <mi>κ</mi>
        </mfrac>
      </mrow>
      <mover accent="true">
        <mi mathvariant="italic">ΑΒ</mi>
        <mo stretchy="false">⃗</mo>
      </mover>
    </mrow>
    <annotation encoding="StarMath 5.0">vec ΑΒ = κ cdot vec ΑΔ dlrarrow vec ΑΔ = frac { 1 }{ κ }  vec ΑΒ </annotation>
  </semantics>
</math>
</file>

<file path=Object 2/content.xml><?xml version="1.0" encoding="utf-8"?>
<math xmlns="http://www.w3.org/1998/Math/MathML" display="block">
  <semantics>
    <mrow>
      <mover accent="true">
        <mi mathvariant="italic">ΑΔ</mi>
        <mo stretchy="false">⃗</mo>
      </mover>
      <mo stretchy="false">=</mo>
      <mrow>
        <mover accent="true">
          <mi mathvariant="italic">ΑΒ</mi>
          <mo stretchy="false">⃗</mo>
        </mover>
        <mo stretchy="false">+</mo>
        <mover accent="true">
          <mi mathvariant="italic">ΑΓ</mi>
          <mo stretchy="false">⃗</mo>
        </mover>
      </mrow>
      <mo stretchy="false">=</mo>
      <mrow>
        <mrow>
          <mo fence="true" form="prefix" stretchy="false">(</mo>
          <mrow>
            <mn>9,1</mn>
          </mrow>
          <mo fence="true" form="postfix" stretchy="false">)</mo>
        </mrow>
        <mo stretchy="false">+</mo>
        <mrow>
          <mo fence="true" form="prefix" stretchy="false">(</mo>
          <mrow>
            <mn>1,3</mn>
          </mrow>
          <mo fence="true" form="postfix" stretchy="false">)</mo>
        </mrow>
      </mrow>
      <mo stretchy="false">=</mo>
      <mrow>
        <mo fence="true" form="prefix" stretchy="false">(</mo>
        <mrow>
          <mn>10,4</mn>
        </mrow>
        <mo fence="true" form="postfix" stretchy="false">)</mo>
      </mrow>
    </mrow>
    <annotation encoding="StarMath 5.0">vec ΑΔ = vec ΑΒ + vec ΑΓ = ( 9,1 ) + ( 1,3)= ( 10,4 )</annotation>
  </semantics>
</math>
</file>

<file path=Object 20/content.xml><?xml version="1.0" encoding="utf-8"?>
<math xmlns="http://www.w3.org/1998/Math/MathML" display="block">
  <semantics>
    <mrow>
      <mrow>
        <mover accent="true">
          <mi mathvariant="italic">ΑΓ</mi>
          <mo stretchy="false">⃗</mo>
        </mover>
        <mo stretchy="false">=</mo>
        <mrow>
          <mi>λ</mi>
          <mo stretchy="false">⋅</mo>
          <mover accent="true">
            <mi mathvariant="italic">ΑΕ</mi>
            <mo stretchy="false">⃗</mo>
          </mover>
        </mrow>
      </mrow>
      <mo stretchy="false">⇔</mo>
      <mrow>
        <mover accent="true">
          <mi mathvariant="italic">ΑΕ</mi>
          <mo stretchy="false">⃗</mo>
        </mover>
        <mo stretchy="false">=</mo>
        <mfrac>
          <mn>1</mn>
          <mi>λ</mi>
        </mfrac>
      </mrow>
      <mover accent="true">
        <mi mathvariant="italic">ΑΓ</mi>
        <mo stretchy="false">⃗</mo>
      </mover>
    </mrow>
    <annotation encoding="StarMath 5.0">vec ΑΓ = λ cdot vec ΑΕ dlrarrow vec ΑΕ = frac { 1 }{ λ }  vec ΑΓ</annotation>
  </semantics>
</math>
</file>

<file path=Object 21/content.xml><?xml version="1.0" encoding="utf-8"?>
<math xmlns="http://www.w3.org/1998/Math/MathML" display="block">
  <semantics>
    <mrow>
      <mrow>
        <mover accent="true">
          <mi mathvariant="italic">ΔΕ</mi>
          <mo stretchy="false">⃗</mo>
        </mover>
        <mo stretchy="false">=</mo>
        <mrow>
          <mover accent="true">
            <mi mathvariant="italic">ΑΕ</mi>
            <mo stretchy="false">⃗</mo>
          </mover>
          <mo stretchy="false">−</mo>
          <mover accent="true">
            <mi mathvariant="italic">ΑΔ</mi>
            <mo stretchy="false">⃗</mo>
          </mover>
        </mrow>
        <mo stretchy="false">=</mo>
        <mfrac>
          <mn>1</mn>
          <mi>λ</mi>
        </mfrac>
      </mrow>
      <mrow>
        <mover accent="true">
          <mi mathvariant="italic">ΑΓ</mi>
          <mo stretchy="false">⃗</mo>
        </mover>
        <mo stretchy="false">−</mo>
        <mfrac>
          <mn>1</mn>
          <mi>κ</mi>
        </mfrac>
      </mrow>
      <mrow>
        <mover accent="true">
          <mi mathvariant="italic">ΑΒ</mi>
          <mo stretchy="false">⃗</mo>
        </mover>
        <mo stretchy="false">=</mo>
        <mfrac>
          <mn>1</mn>
          <mi>λ</mi>
        </mfrac>
      </mrow>
      <mrow>
        <mover accent="true">
          <mi>β</mi>
          <mo stretchy="false">⃗</mo>
        </mover>
        <mo stretchy="false">−</mo>
        <mfrac>
          <mn>1</mn>
          <mi>κ</mi>
        </mfrac>
      </mrow>
      <mover accent="true">
        <mi>α</mi>
        <mo stretchy="false">⃗</mo>
      </mover>
    </mrow>
    <annotation encoding="StarMath 5.0">vec ΔΕ = vec ΑΕ - vec ΑΔ = frac { 1 }{ λ }  vec ΑΓ - frac { 1 }{ κ } vec ΑΒ = frac { 1 }{ λ} vec β - frac { 1 }{ κ } vec α </annotation>
  </semantics>
</math>
</file>

<file path=Object 22/content.xml><?xml version="1.0" encoding="utf-8"?>
<math xmlns="http://www.w3.org/1998/Math/MathML" display="block">
  <semantics>
    <mrow>
      <mrow>
        <mover accent="true">
          <mi mathvariant="italic">ΒΓ</mi>
          <mo stretchy="false">⃗</mo>
        </mover>
        <mo stretchy="false">=</mo>
        <mrow>
          <mover accent="true">
            <mi mathvariant="italic">ΑΓ</mi>
            <mo stretchy="false">⃗</mo>
          </mover>
          <mo stretchy="false">−</mo>
          <mover accent="true">
            <mi mathvariant="italic">ΑΒ</mi>
            <mo stretchy="false">⃗</mo>
          </mover>
        </mrow>
        <mo stretchy="false">=</mo>
        <mrow>
          <mover accent="true">
            <mi>β</mi>
            <mo stretchy="false">⃗</mo>
          </mover>
          <mo stretchy="false">−</mo>
          <mover accent="true">
            <mi>α</mi>
            <mo stretchy="false">⃗</mo>
          </mover>
        </mrow>
      </mrow>
      <mi>.</mi>
    </mrow>
    <annotation encoding="StarMath 5.0">vec ΒΓ = vec ΑΓ - vec ΑΒ = vec β - vec α.</annotation>
  </semantics>
</math>
</file>

<file path=Object 23/content.xml><?xml version="1.0" encoding="utf-8"?>
<math xmlns="http://www.w3.org/1998/Math/MathML" display="block">
  <semantics>
    <mrow>
      <mrow>
        <mover accent="true">
          <mi mathvariant="italic">ΔΕ</mi>
          <mo stretchy="false">⃗</mo>
        </mover>
        <mo stretchy="false">=</mo>
        <mfrac>
          <mn>1</mn>
          <mi>κ</mi>
        </mfrac>
      </mrow>
      <mrow>
        <mover accent="true">
          <mi>β</mi>
          <mo stretchy="false">⃗</mo>
        </mover>
        <mo stretchy="false">−</mo>
        <mfrac>
          <mn>1</mn>
          <mi>κ</mi>
        </mfrac>
      </mrow>
      <mrow>
        <mover accent="true">
          <mi>α</mi>
          <mo stretchy="false">⃗</mo>
        </mover>
        <mo stretchy="false">=</mo>
        <mfrac>
          <mn>1</mn>
          <mi>κ</mi>
        </mfrac>
      </mrow>
      <mover accent="true">
        <mi mathvariant="italic">ΒΓ</mi>
        <mo stretchy="false">⃗</mo>
      </mover>
      <mo stretchy="false">⇔</mo>
      <mrow>
        <mover accent="true">
          <mi mathvariant="italic">ΒΓ</mi>
          <mo stretchy="false">⃗</mo>
        </mover>
        <mo stretchy="false">=</mo>
        <mrow>
          <mi>κ</mi>
          <mo stretchy="false">⋅</mo>
          <mover accent="true">
            <mi mathvariant="italic">ΔΕ</mi>
            <mo stretchy="false">⃗</mo>
          </mover>
        </mrow>
      </mrow>
      <mo stretchy="false">⇒</mo>
      <mrow>
        <mover accent="true">
          <mi mathvariant="italic">ΒΓ</mi>
          <mo stretchy="false">⃗</mo>
        </mover>
        <mo stretchy="false">∥</mo>
        <mover accent="true">
          <mi mathvariant="italic">ΔΕ</mi>
          <mo stretchy="false">⃗</mo>
        </mover>
      </mrow>
    </mrow>
    <annotation encoding="StarMath 5.0">vec ΔΕ = frac { 1 }{ κ } vec β - frac { 1 }{ κ } vec α = frac { 1 }{ κ } vec ΒΓ  dlrarrow vec ΒΓ = κ cdot vec ΔΕ drarrow vec ΒΓ parallel vec ΔΕ </annotation>
  </semantics>
</math>
</file>

<file path=Object 24/content.xml><?xml version="1.0" encoding="utf-8"?>
<math xmlns="http://www.w3.org/1998/Math/MathML" display="block">
  <semantics>
    <mrow>
      <mrow>
        <mrow>
          <mo fence="true" form="prefix" stretchy="true">|</mo>
          <mrow>
            <mover accent="true">
              <mi mathvariant="italic">ΒΓ</mi>
              <mo stretchy="false">⃗</mo>
            </mover>
          </mrow>
          <mo fence="true" form="postfix" stretchy="true">|</mo>
        </mrow>
        <mo stretchy="false">=</mo>
        <mi>κ</mi>
      </mrow>
      <mrow>
        <mo fence="true" form="prefix" stretchy="true">|</mo>
        <mrow>
          <mover accent="true">
            <mi mathvariant="italic">ΔΕ</mi>
            <mo stretchy="false">⃗</mo>
          </mover>
        </mrow>
        <mo fence="true" form="postfix" stretchy="true">|</mo>
      </mrow>
    </mrow>
    <annotation encoding="StarMath 5.0">abs vec ΒΓ  = κ abs vec ΔΕ</annotation>
  </semantics>
</math>
</file>

<file path=Object 25/content.xml><?xml version="1.0" encoding="utf-8"?>
<math xmlns="http://www.w3.org/1998/Math/MathML" display="block">
  <semantics>
    <mrow>
      <mrow>
        <mover accent="true">
          <mi mathvariant="italic">ΑΒ</mi>
          <mo stretchy="false">⃗</mo>
        </mover>
        <mo stretchy="false">=</mo>
        <mn>2</mn>
      </mrow>
      <mover accent="true">
        <mi mathvariant="italic">ΑΔ</mi>
        <mo stretchy="false">⃗</mo>
      </mover>
    </mrow>
    <annotation encoding="StarMath 5.0">vec ΑΒ = 2 vec ΑΔ</annotation>
  </semantics>
</math>
</file>

<file path=Object 26/content.xml><?xml version="1.0" encoding="utf-8"?>
<math xmlns="http://www.w3.org/1998/Math/MathML" display="block">
  <semantics>
    <mrow>
      <mrow>
        <mover accent="true">
          <mi mathvariant="italic">ΑΓ</mi>
          <mo stretchy="false">⃗</mo>
        </mover>
        <mo stretchy="false">=</mo>
        <mn>2</mn>
      </mrow>
      <mover accent="true">
        <mi mathvariant="italic">ΑΕ</mi>
        <mo stretchy="false">⃗</mo>
      </mover>
    </mrow>
    <annotation encoding="StarMath 5.0">vec ΑΓ = 2 vec ΑΕ</annotation>
  </semantics>
</math>
</file>

<file path=Object 27/content.xml><?xml version="1.0" encoding="utf-8"?>
<math xmlns="http://www.w3.org/1998/Math/MathML" display="block">
  <semantics>
    <mrow>
      <mover accent="true">
        <mi mathvariant="italic">ΒΓ</mi>
        <mo stretchy="false">⃗</mo>
      </mover>
      <mo stretchy="false">∥</mo>
      <mover accent="true">
        <mi mathvariant="italic">ΔΕ</mi>
        <mo stretchy="false">⃗</mo>
      </mover>
    </mrow>
    <annotation encoding="StarMath 5.0">vec ΒΓ parallel vec ΔΕ </annotation>
  </semantics>
</math>
</file>

<file path=Object 28/content.xml><?xml version="1.0" encoding="utf-8"?>
<math xmlns="http://www.w3.org/1998/Math/MathML" display="block">
  <semantics>
    <mrow>
      <mrow>
        <mrow>
          <mo fence="true" form="prefix" stretchy="true">|</mo>
          <mrow>
            <mover accent="true">
              <mi mathvariant="italic">ΒΓ</mi>
              <mo stretchy="false">⃗</mo>
            </mover>
          </mrow>
          <mo fence="true" form="postfix" stretchy="true">|</mo>
        </mrow>
        <mo stretchy="false">=</mo>
        <mn>2</mn>
      </mrow>
      <mrow>
        <mo fence="true" form="prefix" stretchy="true">|</mo>
        <mrow>
          <mover accent="true">
            <mi mathvariant="italic">ΔΕ</mi>
            <mo stretchy="false">⃗</mo>
          </mover>
        </mrow>
        <mo fence="true" form="postfix" stretchy="true">|</mo>
      </mrow>
      <mo stretchy="false">⇔</mo>
      <mrow>
        <mrow>
          <mo fence="true" form="prefix" stretchy="true">|</mo>
          <mrow>
            <mover accent="true">
              <mi mathvariant="italic">ΔΕ</mi>
              <mo stretchy="false">⃗</mo>
            </mover>
          </mrow>
          <mo fence="true" form="postfix" stretchy="true">|</mo>
        </mrow>
        <mo stretchy="false">=</mo>
        <mfrac>
          <mn>1</mn>
          <mn>2</mn>
        </mfrac>
      </mrow>
      <mrow>
        <mo fence="true" form="prefix" stretchy="true">|</mo>
        <mrow>
          <mover accent="true">
            <mi mathvariant="italic">ΒΓ</mi>
            <mo stretchy="false">⃗</mo>
          </mover>
        </mrow>
        <mo fence="true" form="postfix" stretchy="true">|</mo>
      </mrow>
    </mrow>
    <annotation encoding="StarMath 5.0">abs vec ΒΓ = 2 abs vec ΔΕ dlrarrow abs vec ΔΕ = frac { 1 }{ 2 }  abs vec ΒΓ</annotation>
  </semantics>
</math>
</file>

<file path=Object 29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row>
              <mover accent="true">
                <mi>α</mi>
                <mo stretchy="false">⃗</mo>
              </mover>
              <mi>,</mi>
              <mover accent="true">
                <mi>β</mi>
                <mo stretchy="false">⃗</mo>
              </mover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n>2</mn>
              <mrow>
                <mi>x</mi>
                <mo stretchy="false">+</mo>
                <mn>1</mn>
              </mrow>
            </mrow>
          </mrow>
          <mo fence="true" form="postfix" stretchy="false">)</mo>
        </mrow>
        <mo stretchy="false">−</mo>
        <mn>2</mn>
      </mrow>
      <mrow>
        <mi>x</mi>
        <mo stretchy="false">=</mo>
        <mn>2</mn>
      </mrow>
      <mrow>
        <msup>
          <mi>x</mi>
          <mn>2</mn>
        </msup>
        <mo stretchy="false">+</mo>
        <mi>x</mi>
        <mo stretchy="false">+</mo>
        <mn>1</mn>
      </mrow>
    </mrow>
    <annotation encoding="StarMath 5.0">det( vec α, vec β ) = ( x+1 )(2x+1) -2x = 2x^2 + x + 1</annotation>
  </semantics>
</math>
</file>

<file path=Object 3/content.xml><?xml version="1.0" encoding="utf-8"?>
<math xmlns="http://www.w3.org/1998/Math/MathML" display="block">
  <semantics>
    <mrow>
      <mrow>
        <mover accent="true">
          <mi mathvariant="italic">ΑΔ</mi>
          <mo stretchy="false">⃗</mo>
        </mover>
        <mo stretchy="false">=</mo>
        <mrow>
          <mo fence="true" form="prefix" stretchy="false">(</mo>
          <mrow>
            <mrow>
              <mrow>
                <msub>
                  <mi>x</mi>
                  <mi>Δ</mi>
                </msub>
                <mo stretchy="false">−</mo>
                <msub>
                  <mi>x</mi>
                  <mi>Α</mi>
                </msub>
              </mrow>
              <mi>,</mi>
              <mrow>
                <msub>
                  <mi>y</mi>
                  <mi>Δ</mi>
                </msub>
                <mo stretchy="false">−</mo>
                <msub>
                  <mi>y</mi>
                  <mi>Α</mi>
                </msub>
              </mrow>
            </mrow>
          </mrow>
          <mo fence="true" form="postfix" stretchy="false">)</mo>
        </mrow>
      </mrow>
      <mo stretchy="false">⇔</mo>
      <mrow>
        <mrow>
          <mo fence="true" form="prefix" stretchy="false">(</mo>
          <mrow>
            <mn>10,4</mn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sub>
                  <mi>x</mi>
                  <mi>Δ</mi>
                </msub>
                <mo stretchy="false">−</mo>
                <mn>2</mn>
              </mrow>
              <mi>,</mi>
              <mrow>
                <msub>
                  <mi>y</mi>
                  <mi>Δ</mi>
                </msub>
                <mo stretchy="false">−</mo>
                <mn>4</mn>
              </mrow>
            </mrow>
          </mrow>
          <mo fence="true" form="postfix" stretchy="false">)</mo>
        </mrow>
      </mrow>
      <mo stretchy="false">⇔</mo>
      <mrow>
        <mrow>
          <msub>
            <mi>x</mi>
            <mi>Δ</mi>
          </msub>
          <mo stretchy="false">−</mo>
          <mn>2</mn>
        </mrow>
        <mo stretchy="false">=</mo>
        <mn>10</mn>
      </mrow>
      <mo stretchy="false">⇔</mo>
      <mrow>
        <msub>
          <mi>x</mi>
          <mi>Δ</mi>
        </msub>
        <mo stretchy="false">=</mo>
        <mn>12</mn>
      </mrow>
    </mrow>
    <annotation encoding="StarMath 5.0">vec ΑΔ = ( x_Δ - x_Α, y_Δ - y_Α )  dlrarrow  ( 10,4 ) = ( x_Δ -2, y_Δ - 4 ) dlrarrow  x_Δ - 2 = 10 dlrarrow x_Δ = 12  </annotation>
  </semantics>
</math>
</file>

<file path=Object 30/content.xml><?xml version="1.0" encoding="utf-8"?>
<math xmlns="http://www.w3.org/1998/Math/MathML" display="block">
  <semantics>
    <mrow>
      <mi>Δ</mi>
      <mo stretchy="false">=</mo>
      <mrow>
        <mo stretchy="false">−</mo>
        <mn>7</mn>
      </mrow>
      <mo stretchy="false">&lt;</mo>
      <mn>0</mn>
    </mrow>
    <annotation encoding="StarMath 5.0">Δ= -7 &lt; 0 </annotation>
  </semantics>
</math>
</file>

<file path=Object 31/content.xml><?xml version="1.0" encoding="utf-8"?>
<math xmlns="http://www.w3.org/1998/Math/MathML" display="block">
  <semantics>
    <mrow>
      <mrow>
        <msub>
          <mi>λ</mi>
          <mover accent="true">
            <mi>α</mi>
            <mo stretchy="false">⃗</mo>
          </mover>
        </msub>
        <mo stretchy="false">=</mo>
        <mfrac>
          <msub>
            <mi>y</mi>
            <mover accent="true">
              <mi>α</mi>
              <mo stretchy="false">⃗</mo>
            </mover>
          </msub>
          <msub>
            <mi>x</mi>
            <mover accent="true">
              <mi>α</mi>
              <mo stretchy="false">⃗</mo>
            </mover>
          </msub>
        </mfrac>
      </mrow>
      <mo stretchy="false">⇔</mo>
      <mrow>
        <mi mathvariant="italic">εφφ</mi>
        <mo stretchy="false">=</mo>
        <mfrac>
          <mn>2</mn>
          <mrow>
            <mo stretchy="false">−</mo>
            <mn>2</mn>
          </mrow>
        </mfrac>
      </mrow>
      <mo stretchy="false">⇔</mo>
      <mrow>
        <mi mathvariant="italic">εφφ</mi>
        <mo stretchy="false">=</mo>
        <mrow>
          <mo stretchy="false">−</mo>
          <mn>1</mn>
        </mrow>
      </mrow>
      <mo stretchy="false">⇔</mo>
      <mrow>
        <mi>φ</mi>
        <mo stretchy="false">=</mo>
        <msup>
          <mn>135</mn>
          <mi>ο</mi>
        </msup>
      </mrow>
    </mrow>
    <annotation encoding="StarMath 5.0">λ_vec α = frac { y_vec α }{ x_vec α } dlrarrow εφφ= frac { 2 }{ -2 } dlrarrow εφφ = -1 dlrarrow  φ = 135^ο </annotation>
  </semantics>
</math>
</file>

<file path=Object 32/content.xml><?xml version="1.0" encoding="utf-8"?>
<math xmlns="http://www.w3.org/1998/Math/MathML" display="block">
  <semantics>
    <mrow>
      <mrow>
        <mover accent="true">
          <mi>γ</mi>
          <mo stretchy="false">⃗</mo>
        </mover>
        <mo stretchy="false">=</mo>
        <mrow>
          <mrow>
            <mi>λ</mi>
            <mo stretchy="false">⋅</mo>
            <mover accent="true">
              <mi>α</mi>
              <mo stretchy="false">⃗</mo>
            </mover>
          </mrow>
          <mo stretchy="false">+</mo>
          <mrow>
            <mi>μ</mi>
            <mo stretchy="false">⋅</mo>
            <mover accent="true">
              <mi>β</mi>
              <mo stretchy="false">⃗</mo>
            </mover>
          </mrow>
        </mrow>
      </mrow>
      <mo stretchy="false">⇔</mo>
      <mrow>
        <mrow>
          <mo fence="true" form="prefix" stretchy="false">(</mo>
          <mrow>
            <mn>3,0</mn>
          </mrow>
          <mo fence="true" form="postfix" stretchy="false">)</mo>
        </mrow>
        <mo stretchy="false">=</mo>
        <mi>λ</mi>
      </mrow>
      <mrow>
        <mrow>
          <mo fence="true" form="prefix" stretchy="false">(</mo>
          <mrow>
            <mn>0,2</mn>
          </mrow>
          <mo fence="true" form="postfix" stretchy="false">)</mo>
        </mrow>
        <mo stretchy="false">+</mo>
        <mi>μ</mi>
      </mrow>
      <mrow>
        <mo fence="true" form="prefix" stretchy="false">(</mo>
        <mrow>
          <mrow>
            <mrow>
              <mo stretchy="false">−</mo>
              <mn>1</mn>
            </mrow>
            <mrow>
              <mi>,</mi>
              <mo stretchy="false">−</mo>
              <mn>1</mn>
            </mrow>
          </mrow>
        </mrow>
        <mo fence="true" form="postfix" stretchy="false">)</mo>
      </mrow>
      <mo stretchy="false">⇔</mo>
      <mrow>
        <mrow>
          <mo fence="true" form="prefix" stretchy="false">(</mo>
          <mrow>
            <mn>3,0</mn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o stretchy="false">−</mo>
                <mi>μ</mi>
              </mrow>
              <mi>,</mi>
              <mn>2</mn>
              <mrow>
                <mi>λ</mi>
                <mo stretchy="false">−</mo>
                <mi>μ</mi>
              </mrow>
            </mrow>
          </mrow>
          <mo fence="true" form="postfix" stretchy="false">)</mo>
        </mrow>
      </mrow>
      <mo stretchy="false">⇔</mo>
      <mrow>
        <mi>μ</mi>
        <mo stretchy="false">=</mo>
        <mrow>
          <mo stretchy="false">−</mo>
          <mn>3</mn>
        </mrow>
      </mrow>
    </mrow>
    <annotation encoding="StarMath 5.0">vec γ = λ cdot vec α + μ cdot vec β  dlrarrow ( 3,0 ) = λ( 0,2 ) + μ( -1,-1 ) dlrarrow ( 3,0 ) = ( -μ, 2λ-μ ) dlrarrow μ=-3</annotation>
  </semantics>
</math>
</file>

<file path=Object 33/content.xml><?xml version="1.0" encoding="utf-8"?>
<math xmlns="http://www.w3.org/1998/Math/MathML" display="block">
  <semantics>
    <mrow>
      <mn>2</mn>
      <mrow>
        <mrow>
          <mi>λ</mi>
          <mo stretchy="false">−</mo>
          <mi>μ</mi>
        </mrow>
        <mo stretchy="false">=</mo>
        <mn>0</mn>
      </mrow>
      <mo stretchy="false">⇔</mo>
      <mrow>
        <mi>λ</mi>
        <mo stretchy="false">=</mo>
        <mrow>
          <mo stretchy="false">−</mo>
          <mfrac>
            <mn>3</mn>
            <mn>2</mn>
          </mfrac>
        </mrow>
      </mrow>
    </mrow>
    <annotation encoding="StarMath 5.0">2λ-μ = 0 dlrarrow λ = - frac { 3 }{ 2 }</annotation>
  </semantics>
</math>
</file>

<file path=Object 34/content.xml><?xml version="1.0" encoding="utf-8"?>
<math xmlns="http://www.w3.org/1998/Math/MathML" display="block">
  <semantics>
    <mrow>
      <mrow>
        <mover accent="true">
          <mi>γ</mi>
          <mo stretchy="false">⃗</mo>
        </mover>
        <mo stretchy="false">=</mo>
        <mrow>
          <mo stretchy="false">−</mo>
          <mfrac>
            <mn>3</mn>
            <mn>2</mn>
          </mfrac>
        </mrow>
      </mrow>
      <mrow>
        <mover accent="true">
          <mi>α</mi>
          <mo stretchy="false">⃗</mo>
        </mover>
        <mo stretchy="false">−</mo>
        <mn>3</mn>
      </mrow>
      <mover accent="true">
        <mi>β</mi>
        <mo stretchy="false">⃗</mo>
      </mover>
    </mrow>
    <annotation encoding="StarMath 5.0">vec γ = -frac{ 3 }{ 2 } vec α  - 3 vec β </annotation>
  </semantics>
</math>
</file>

<file path=Object 35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=</mo>
        <mrow>
          <mo fence="true" form="prefix" stretchy="false">(</mo>
          <mrow>
            <mrow>
              <mo stretchy="false">−</mo>
              <mn>1,2</mn>
            </mrow>
          </mrow>
          <mo fence="true" form="postfix" stretchy="false">)</mo>
        </mrow>
      </mrow>
      <mi>,</mi>
      <mrow>
        <mover accent="true">
          <mi>β</mi>
          <mo stretchy="false">⃗</mo>
        </mover>
        <mo stretchy="false">=</mo>
        <mrow>
          <mo fence="true" form="prefix" stretchy="false">(</mo>
          <mrow>
            <mrow>
              <mrow>
                <mo stretchy="false">−</mo>
                <mn>2</mn>
              </mrow>
              <mrow>
                <mi>,</mi>
                <mo stretchy="false">−</mo>
                <mn>3</mn>
              </mrow>
            </mrow>
          </mrow>
          <mo fence="true" form="postfix" stretchy="false">)</mo>
        </mrow>
      </mrow>
    </mrow>
    <annotation encoding="StarMath 5.0">vec  α = ( -1,2 ) , vec β = ( -2,-3 ) </annotation>
  </semantics>
</math>
</file>

<file path=Object 36/content.xml><?xml version="1.0" encoding="utf-8"?>
<math xmlns="http://www.w3.org/1998/Math/MathML" display="block">
  <semantics>
    <mrow>
      <mover accent="true">
        <mi>γ</mi>
        <mo stretchy="false">⃗</mo>
      </mover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vec γ = ( x,y )</annotation>
  </semantics>
</math>
</file>

<file path=Object 37/content.xml><?xml version="1.0" encoding="utf-8"?>
<math xmlns="http://www.w3.org/1998/Math/MathML" display="block">
  <semantics>
    <mover accent="true">
      <mi>α</mi>
      <mo stretchy="false">⃗</mo>
    </mover>
    <annotation encoding="StarMath 5.0">vec α </annotation>
  </semantics>
</math>
</file>

<file path=Object 38/content.xml><?xml version="1.0" encoding="utf-8"?>
<math xmlns="http://www.w3.org/1998/Math/MathML" display="block">
  <semantics>
    <mover accent="true">
      <mi>γ</mi>
      <mo stretchy="false">⃗</mo>
    </mover>
    <annotation encoding="StarMath 5.0">vec γ </annotation>
  </semantics>
</math>
</file>

<file path=Object 39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row>
              <mover accent="true">
                <mi>α</mi>
                <mo stretchy="false">⃗</mo>
              </mover>
              <mi>,</mi>
              <mover accent="true">
                <mi>γ</mi>
                <mo stretchy="false">⃗</mo>
              </mover>
            </mrow>
          </mrow>
          <mo fence="true" form="postfix" stretchy="false">)</mo>
        </mrow>
        <mo stretchy="false">=</mo>
        <mn>0</mn>
      </mrow>
      <mo stretchy="false">⇔</mo>
      <mrow>
        <mrow>
          <mrow>
            <mn>2</mn>
            <mo stretchy="false">⋅</mo>
            <mi>x</mi>
          </mrow>
          <mo stretchy="false">+</mo>
          <mi>y</mi>
        </mrow>
        <mo stretchy="false">=</mo>
        <mn>0</mn>
      </mrow>
      <mo stretchy="false">⇔</mo>
      <mrow>
        <mi>y</mi>
        <mo stretchy="false">=</mo>
        <mrow>
          <mo stretchy="false">−</mo>
          <mn>2</mn>
        </mrow>
      </mrow>
      <mi>x</mi>
    </mrow>
    <annotation encoding="StarMath 5.0">det( vec α, vec γ )=0 dlrarrow 2 cdot x + y = 0 dlrarrow y = -2x </annotation>
  </semantics>
</math>
</file>

<file path=Object 4/content.xml><?xml version="1.0" encoding="utf-8"?>
<math xmlns="http://www.w3.org/1998/Math/MathML" display="block">
  <semantics>
    <mrow>
      <mrow>
        <mrow>
          <msub>
            <mi>y</mi>
            <mi>Δ</mi>
          </msub>
          <mo stretchy="false">−</mo>
          <mn>4</mn>
        </mrow>
        <mo stretchy="false">=</mo>
        <mn>4</mn>
      </mrow>
      <mo stretchy="false">⇔</mo>
      <mrow>
        <msub>
          <mi>y</mi>
          <mi>Δ</mi>
        </msub>
        <mo stretchy="false">=</mo>
        <mn>8</mn>
      </mrow>
    </mrow>
    <annotation encoding="StarMath 5.0">y_Δ -4 = 4 dlrarrow y_Δ= 8</annotation>
  </semantics>
</math>
</file>

<file path=Object 40/content.xml><?xml version="1.0" encoding="utf-8"?>
<math xmlns="http://www.w3.org/1998/Math/MathML" display="block">
  <semantics>
    <mrow>
      <mrow>
        <mrow>
          <mo fence="true" form="prefix" stretchy="true">|</mo>
          <mrow>
            <mover accent="true">
              <mi>γ</mi>
              <mo stretchy="false">⃗</mo>
            </mover>
          </mrow>
          <mo fence="true" form="postfix" stretchy="true">|</mo>
        </mrow>
        <mo stretchy="false">=</mo>
        <msqrt>
          <mn>10</mn>
        </msqrt>
      </mrow>
      <mo stretchy="false">⇔</mo>
      <mrow>
        <msqrt>
          <mrow>
            <msup>
              <mi>x</mi>
              <mn>2</mn>
            </msup>
            <mo stretchy="false">+</mo>
            <msup>
              <mi>y</mi>
              <mn>2</mn>
            </msup>
          </mrow>
        </msqrt>
        <mo stretchy="false">=</mo>
        <msqrt>
          <mn>10</mn>
        </msqrt>
      </mrow>
      <mo stretchy="false">⇔</mo>
      <mrow>
        <mrow>
          <msup>
            <mi>x</mi>
            <mn>2</mn>
          </msup>
          <mo stretchy="false">+</mo>
          <msup>
            <mi>y</mi>
            <mn>2</mn>
          </msup>
        </mrow>
        <mo stretchy="false">=</mo>
        <mn>10</mn>
      </mrow>
      <mo stretchy="false">⇔</mo>
      <mrow>
        <mrow>
          <msup>
            <mi>x</mi>
            <mn>2</mn>
          </msup>
          <mo stretchy="false">+</mo>
          <msup>
            <mrow>
              <mo fence="true" form="prefix" stretchy="false">(</mo>
              <mrow>
                <mrow>
                  <mrow>
                    <mo stretchy="false">−</mo>
                    <mn>2</mn>
                  </mrow>
                  <mi>x</mi>
                </mrow>
              </mrow>
              <mo fence="true" form="postfix" stretchy="false">)</mo>
            </mrow>
            <mn>2</mn>
          </msup>
        </mrow>
        <mo stretchy="false">=</mo>
        <mn>10</mn>
      </mrow>
      <mo stretchy="false">⇔</mo>
      <mn>5</mn>
      <mrow>
        <msup>
          <mi>x</mi>
          <mn>2</mn>
        </msup>
        <mo stretchy="false">=</mo>
        <mn>10</mn>
      </mrow>
      <mo stretchy="false">⇔</mo>
      <mrow>
        <mi>x</mi>
        <mo stretchy="false">=</mo>
        <msqrt>
          <mn>2</mn>
        </msqrt>
      </mrow>
    </mrow>
    <annotation encoding="StarMath 5.0">abs vec γ = sqrt 10  dlrarrow sqrt { x^2+y^2 }= sqrt 10 dlrarrow x^2 +y^2 = 10 dlrarrow x^2 + ( -2x )^2 = 10 dlrarrow 5x^2= 10 dlrarrow x = sqrt 2</annotation>
  </semantics>
</math>
</file>

<file path=Object 41/content.xml><?xml version="1.0" encoding="utf-8"?>
<math xmlns="http://www.w3.org/1998/Math/MathML" display="block">
  <semantics>
    <mrow>
      <mi>x</mi>
      <mo stretchy="false">=</mo>
      <mrow>
        <mo stretchy="false">−</mo>
        <msqrt>
          <mn>2</mn>
        </msqrt>
      </mrow>
    </mrow>
    <annotation encoding="StarMath 5.0">x = -sqrt 2</annotation>
  </semantics>
</math>
</file>

<file path=Object 42/content.xml><?xml version="1.0" encoding="utf-8"?>
<math xmlns="http://www.w3.org/1998/Math/MathML" display="block">
  <semantics>
    <mrow>
      <mrow>
        <mi>x</mi>
        <mo stretchy="false">=</mo>
        <msqrt>
          <mn>2</mn>
        </msqrt>
      </mrow>
      <mo stretchy="false">⇒</mo>
      <mrow>
        <mi>y</mi>
        <mo stretchy="false">=</mo>
        <mrow>
          <mo stretchy="false">−</mo>
          <mn>2</mn>
        </mrow>
      </mrow>
      <msqrt>
        <mn>2</mn>
      </msqrt>
      <mo stretchy="false">⇒</mo>
      <mrow>
        <mover accent="true">
          <mi>γ</mi>
          <mo stretchy="false">⃗</mo>
        </mover>
        <mo stretchy="false">=</mo>
        <mrow>
          <mo fence="true" form="prefix" stretchy="false">(</mo>
          <mrow>
            <mrow>
              <msqrt>
                <mn>2</mn>
              </msqrt>
              <mrow>
                <mi>,</mi>
                <mo stretchy="false">−</mo>
                <mn>2</mn>
              </mrow>
              <msqrt>
                <mn>2</mn>
              </msqrt>
            </mrow>
          </mrow>
          <mo fence="true" form="postfix" stretchy="false">)</mo>
        </mrow>
        <mo stretchy="false">=</mo>
        <mrow>
          <mo stretchy="false">−</mo>
          <msqrt>
            <mn>2</mn>
          </msqrt>
        </mrow>
      </mrow>
      <mrow>
        <mrow>
          <mo fence="true" form="prefix" stretchy="false">(</mo>
          <mrow>
            <mrow>
              <mo stretchy="false">−</mo>
              <mn>1,2</mn>
            </mrow>
          </mrow>
          <mo fence="true" form="postfix" stretchy="false">)</mo>
        </mrow>
        <mo stretchy="false">=</mo>
        <mrow>
          <mrow>
            <mo stretchy="false">−</mo>
            <msqrt>
              <mn>2</mn>
            </msqrt>
          </mrow>
          <mo stretchy="false">⋅</mo>
          <mover accent="true">
            <mi>α</mi>
            <mo stretchy="false">⃗</mo>
          </mover>
        </mrow>
      </mrow>
    </mrow>
    <annotation encoding="StarMath 5.0">x= sqrt 2  drarrow y = -2 sqrt2 drarrow vec γ = ( sqrt 2, -2 sqrt2 )= -sqrt2( -1,2 )= -sqrt2 cdot vec α </annotation>
  </semantics>
</math>
</file>

<file path=Object 43/content.xml><?xml version="1.0" encoding="utf-8"?>
<math xmlns="http://www.w3.org/1998/Math/MathML" display="block">
  <semantics>
    <mrow>
      <mover accent="true">
        <mi>γ</mi>
        <mo stretchy="false">⃗</mo>
      </mover>
      <mo stretchy="false">↑</mo>
      <mo stretchy="false">↓</mo>
      <mover accent="true">
        <mi>α</mi>
        <mo stretchy="false">⃗</mo>
      </mover>
    </mrow>
    <annotation encoding="StarMath 5.0">vec γ uparrow downarrow vec α</annotation>
  </semantics>
</math>
</file>

<file path=Object 44/content.xml><?xml version="1.0" encoding="utf-8"?>
<math xmlns="http://www.w3.org/1998/Math/MathML" display="block">
  <semantics>
    <mrow>
      <mrow>
        <mi>x</mi>
        <mo stretchy="false">=</mo>
        <mrow>
          <mo stretchy="false">−</mo>
          <msqrt>
            <mn>2</mn>
          </msqrt>
        </mrow>
      </mrow>
      <mo stretchy="false">⇒</mo>
      <mrow>
        <mover accent="true">
          <mi>γ</mi>
          <mo stretchy="false">⃗</mo>
        </mover>
        <mo stretchy="false">=</mo>
        <mrow>
          <mo fence="true" form="prefix" stretchy="false">(</mo>
          <mrow>
            <mrow>
              <mrow>
                <mo stretchy="false">−</mo>
                <msqrt>
                  <mn>2</mn>
                </msqrt>
              </mrow>
              <mn>,2</mn>
              <msqrt>
                <mn>2</mn>
              </msqrt>
            </mrow>
          </mrow>
          <mo fence="true" form="postfix" stretchy="false">)</mo>
        </mrow>
        <mo stretchy="false">=</mo>
        <mrow>
          <mrow>
            <mo stretchy="false">−</mo>
            <msqrt>
              <mn>2</mn>
            </msqrt>
          </mrow>
          <mo stretchy="false">⋅</mo>
          <mrow>
            <mo fence="true" form="prefix" stretchy="false">(</mo>
            <mrow>
              <mrow>
                <mo stretchy="false">−</mo>
                <mn>1,2</mn>
              </mrow>
            </mrow>
            <mo fence="true" form="postfix" stretchy="false">)</mo>
          </mrow>
        </mrow>
        <mo stretchy="false">=</mo>
        <mrow>
          <msqrt>
            <mn>2</mn>
          </msqrt>
          <mo stretchy="false">⋅</mo>
          <mover accent="true">
            <mi>α</mi>
            <mo stretchy="false">⃗</mo>
          </mover>
        </mrow>
      </mrow>
      <mo stretchy="false">⇒</mo>
      <mover accent="true">
        <mi>γ</mi>
        <mo stretchy="false">⃗</mo>
      </mover>
      <mo stretchy="false">↑</mo>
      <mo stretchy="false">↑</mo>
      <mover accent="true">
        <mi>α</mi>
        <mo stretchy="false">⃗</mo>
      </mover>
    </mrow>
    <annotation encoding="StarMath 5.0">x = - sqrt2 drarrow vec γ =( -sqrt2 ,2sqrt2 )= -sqrt2 cdot ( -1,2 )= sqrt2 cdot vec α drarrow vec γ uparrow uparrow vec α</annotation>
  </semantics>
</math>
</file>

<file path=Object 5/content.xml><?xml version="1.0" encoding="utf-8"?>
<math xmlns="http://www.w3.org/1998/Math/MathML" display="block">
  <semantics>
    <mrow>
      <mover accent="true">
        <mi mathvariant="italic">ΑΒ</mi>
        <mo stretchy="false">⃗</mo>
      </mover>
      <mo stretchy="false">=</mo>
      <mrow>
        <mo fence="true" form="prefix" stretchy="false">(</mo>
        <mrow>
          <mrow>
            <mrow>
              <mi>κ</mi>
              <mo stretchy="false">−</mo>
              <mn>1</mn>
            </mrow>
            <mrow>
              <mi>,</mi>
              <mo stretchy="false">−</mo>
              <mn>2</mn>
            </mrow>
          </mrow>
        </mrow>
        <mo fence="true" form="postfix" stretchy="false">)</mo>
      </mrow>
    </mrow>
    <annotation encoding="StarMath 5.0">vec ΑΒ = ( κ-1, -2 )</annotation>
  </semantics>
</math>
</file>

<file path=Object 6/content.xml><?xml version="1.0" encoding="utf-8"?>
<math xmlns="http://www.w3.org/1998/Math/MathML" display="block">
  <semantics>
    <mrow>
      <mover accent="true">
        <mi mathvariant="italic">ΒΓ</mi>
        <mo stretchy="false">⃗</mo>
      </mover>
      <mo stretchy="false">=</mo>
      <mrow>
        <mo fence="true" form="prefix" stretchy="false">(</mo>
        <mrow>
          <mrow>
            <mrow>
              <mo stretchy="false">−</mo>
              <mi>κ</mi>
            </mrow>
            <mrow>
              <mi>,</mi>
              <mo stretchy="false">−</mo>
              <mi>κ</mi>
            </mrow>
          </mrow>
        </mrow>
        <mo fence="true" form="postfix" stretchy="false">)</mo>
      </mrow>
    </mrow>
    <annotation encoding="StarMath 5.0">vec ΒΓ = (-κ, -κ)</annotation>
  </semantics>
</math>
</file>

<file path=Object 7/content.xml><?xml version="1.0" encoding="utf-8"?>
<math xmlns="http://www.w3.org/1998/Math/MathML" display="block">
  <semantics>
    <mrow>
      <mover accent="true">
        <mi mathvariant="italic">ΑΓ</mi>
        <mo stretchy="false">⃗</mo>
      </mover>
      <mo stretchy="false">=</mo>
      <mrow>
        <mo fence="true" form="prefix" stretchy="false">(</mo>
        <mrow>
          <mrow>
            <mrow>
              <mo stretchy="false">−</mo>
              <mn>1</mn>
            </mrow>
            <mrow>
              <mi>,</mi>
              <mo stretchy="false">−</mo>
              <mi>κ</mi>
              <mo stretchy="false">−</mo>
              <mn>2</mn>
            </mrow>
          </mrow>
        </mrow>
        <mo fence="true" form="postfix" stretchy="false">)</mo>
      </mrow>
    </mrow>
    <annotation encoding="StarMath 5.0">vec ΑΓ = ( -1, -κ-2 )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row>
                <mover accent="true">
                  <mi mathvariant="italic">ΑΒ</mi>
                  <mo stretchy="false">⃗</mo>
                </mover>
                <mo stretchy="false">+</mo>
                <mn>2</mn>
              </mrow>
              <mover accent="true">
                <mi mathvariant="italic">ΒΓ</mi>
                <mo stretchy="false">⃗</mo>
              </mover>
            </mrow>
          </mrow>
          <mo fence="true" form="postfix" stretchy="true">|</mo>
        </mrow>
        <mo stretchy="false">=</mo>
        <mrow>
          <mo fence="true" form="prefix" stretchy="true">|</mo>
          <mrow>
            <mover accent="true">
              <mi mathvariant="italic">ΑΓ</mi>
              <mo stretchy="false">⃗</mo>
            </mover>
          </mrow>
          <mo fence="true" form="postfix" stretchy="true">|</mo>
        </mrow>
      </mrow>
      <mo stretchy="false">⇔</mo>
      <mrow>
        <mrow>
          <mo fence="true" form="prefix" stretchy="true">|</mo>
          <mrow>
            <mrow>
              <mrow>
                <mo fence="true" form="prefix" stretchy="false">(</mo>
                <mrow>
                  <mrow>
                    <mrow>
                      <mi>κ</mi>
                      <mo stretchy="false">−</mo>
                      <mn>1</mn>
                    </mrow>
                    <mrow>
                      <mi>,</mi>
                      <mo stretchy="false">−</mo>
                      <mn>2</mn>
                    </mrow>
                  </mrow>
                </mrow>
                <mo fence="true" form="postfix" stretchy="false">)</mo>
              </mrow>
              <mo stretchy="false">+</mo>
              <mrow>
                <mn>2</mn>
                <mo stretchy="false">⋅</mo>
                <mrow>
                  <mo fence="true" form="prefix" stretchy="false">(</mo>
                  <mrow>
                    <mrow>
                      <mrow>
                        <mo stretchy="false">−</mo>
                        <mi>κ</mi>
                      </mrow>
                      <mrow>
                        <mi>,</mi>
                        <mo stretchy="false">−</mo>
                        <mi>κ</mi>
                      </mrow>
                    </mrow>
                  </mrow>
                  <mo fence="true" form="postfix" stretchy="false">)</mo>
                </mrow>
              </mrow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o fence="true" form="prefix" stretchy="false">(</mo>
              <mrow>
                <mrow>
                  <mrow>
                    <mo stretchy="false">−</mo>
                    <mn>1</mn>
                  </mrow>
                  <mrow>
                    <mi>,</mi>
                    <mo stretchy="false">−</mo>
                    <mi>κ</mi>
                    <mo stretchy="false">−</mo>
                    <mn>2</mn>
                  </mrow>
                </mrow>
              </mrow>
              <mo fence="true" form="postfix" stretchy="false">)</mo>
            </mrow>
          </mrow>
          <mo fence="true" form="postfix" stretchy="true">|</mo>
        </mrow>
      </mrow>
      <mo stretchy="false">⇔</mo>
      <mrow>
        <mrow>
          <mo fence="true" form="prefix" stretchy="true">|</mo>
          <mrow>
            <mrow>
              <mrow>
                <mo fence="true" form="prefix" stretchy="false">(</mo>
                <mrow>
                  <mrow>
                    <mrow>
                      <mi>κ</mi>
                      <mo stretchy="false">−</mo>
                      <mn>1</mn>
                    </mrow>
                    <mrow>
                      <mi>,</mi>
                      <mo stretchy="false">−</mo>
                      <mn>2</mn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row>
                      <mo stretchy="false">−</mo>
                      <mn>2</mn>
                    </mrow>
                    <mi>κ</mi>
                    <mrow>
                      <mi>,</mi>
                      <mo stretchy="false">−</mo>
                      <mn>2</mn>
                    </mrow>
                    <mi>κ</mi>
                  </mrow>
                </mrow>
                <mo fence="true" form="postfix" stretchy="false">)</mo>
              </mrow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o fence="true" form="prefix" stretchy="false">(</mo>
              <mrow>
                <mrow>
                  <mrow>
                    <mo stretchy="false">−</mo>
                    <mn>1</mn>
                  </mrow>
                  <mrow>
                    <mi>,</mi>
                    <mo stretchy="false">−</mo>
                    <mi>κ</mi>
                    <mo stretchy="false">−</mo>
                    <mn>2</mn>
                  </mrow>
                </mrow>
              </mrow>
              <mo fence="true" form="postfix" stretchy="false">)</mo>
            </mrow>
          </mrow>
          <mo fence="true" form="postfix" stretchy="true">|</mo>
        </mrow>
      </mrow>
    </mrow>
    <annotation encoding="StarMath 5.0">abs { vec ΑΒ + 2 vec ΒΓ } = abs vec ΑΓ  dlrarrow abs { (κ-1,-2)+2 cdot (-κ,-κ) } = abs { (-1, -κ-2) } dlrarrow abs{ ( κ-1, -2 ) + (-2κ, -2κ)} = abs ( -1, -κ-2 )  </annotation>
  </semantics>
</math>
</file>

<file path=Object 9/content.xml><?xml version="1.0" encoding="utf-8"?>
<math xmlns="http://www.w3.org/1998/Math/MathML" display="block">
  <semantics>
    <mrow>
      <mo stretchy="false">⇔</mo>
      <mrow>
        <mrow>
          <mo fence="true" form="prefix" stretchy="true">|</mo>
          <mrow>
            <mrow>
              <mo fence="true" form="prefix" stretchy="false">(</mo>
              <mrow>
                <mrow>
                  <mrow>
                    <mrow>
                      <mo stretchy="false">−</mo>
                      <mi>κ</mi>
                    </mrow>
                    <mo stretchy="false">−</mo>
                    <mn>1</mn>
                  </mrow>
                  <mrow>
                    <mi>,</mi>
                    <mo stretchy="false">−</mo>
                    <mn>2</mn>
                    <mo stretchy="false">−</mo>
                    <mn>2</mn>
                  </mrow>
                  <mi>κ</mi>
                </mrow>
              </mrow>
              <mo fence="true" form="postfix" stretchy="false">)</mo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o fence="true" form="prefix" stretchy="false">(</mo>
              <mrow>
                <mrow>
                  <mrow>
                    <mo stretchy="false">−</mo>
                    <mn>1</mn>
                  </mrow>
                  <mrow>
                    <mi>,</mi>
                    <mo stretchy="false">−</mo>
                    <mi>κ</mi>
                    <mo stretchy="false">−</mo>
                    <mn>2</mn>
                  </mrow>
                </mrow>
              </mrow>
              <mo fence="true" form="postfix" stretchy="false">)</mo>
            </mrow>
          </mrow>
          <mo fence="true" form="postfix" stretchy="true">|</mo>
        </mrow>
      </mrow>
      <mo stretchy="false">⇔</mo>
      <mrow>
        <msqrt>
          <mrow>
            <msup>
              <mrow>
                <mo fence="true" form="prefix" stretchy="false">(</mo>
                <mrow>
                  <mrow>
                    <mrow>
                      <mo stretchy="false">−</mo>
                      <mi>κ</mi>
                    </mrow>
                    <mo stretchy="false">−</mo>
                    <mn>1</mn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row>
                      <mrow>
                        <mo stretchy="false">−</mo>
                        <mn>2</mn>
                      </mrow>
                      <mo stretchy="false">−</mo>
                      <mn>2</mn>
                    </mrow>
                    <mi>κ</mi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row>
                      <mo stretchy="false">−</mo>
                      <mi>κ</mi>
                    </mrow>
                    <mo stretchy="false">−</mo>
                    <mn>2</mn>
                  </mrow>
                </mrow>
                <mo fence="true" form="postfix" stretchy="false">)</mo>
              </mrow>
              <mn>2</mn>
            </msup>
          </mrow>
        </msqrt>
      </mrow>
      <mo stretchy="false">⇔</mo>
      <mrow>
        <msup>
          <mi>κ</mi>
          <mn>2</mn>
        </msup>
        <mo stretchy="false">+</mo>
        <mn>2</mn>
      </mrow>
      <mrow>
        <mrow>
          <mi>κ</mi>
          <mo stretchy="false">+</mo>
          <msup>
            <mn>1</mn>
            <mn>2</mn>
          </msup>
          <mo stretchy="false">+</mo>
          <msup>
            <mrow>
              <mo fence="true" form="prefix" stretchy="false">(</mo>
              <mrow>
                <mrow>
                  <mrow>
                    <mn>2</mn>
                    <mo stretchy="false">+</mo>
                    <mn>2</mn>
                  </mrow>
                  <mi>κ</mi>
                </mrow>
              </mrow>
              <mo fence="true" form="postfix" stretchy="false">)</mo>
            </mrow>
            <mn>2</mn>
          </msup>
        </mrow>
        <mo stretchy="false">=</mo>
        <mrow>
          <mn>1</mn>
          <mo stretchy="false">+</mo>
          <msup>
            <mrow>
              <mo fence="true" form="prefix" stretchy="false">(</mo>
              <mrow>
                <mrow>
                  <mi>κ</mi>
                  <mo stretchy="false">+</mo>
                  <mn>2</mn>
                </mrow>
              </mrow>
              <mo fence="true" form="postfix" stretchy="false">)</mo>
            </mrow>
            <mn>2</mn>
          </msup>
        </mrow>
      </mrow>
    </mrow>
    <annotation encoding="StarMath 5.0">dlrarrow abs{(-κ-1,-2-2κ)}= abs { (-1,-κ-2) } dlrarrow  sqrt {( -κ-1)^2+ (-2-2κ)^2 } = sqrt { (-1)^2 + (-κ-2)^2 } dlrarrow κ^2+2κ+1^2+( 2+2κ)^2 =1+( κ+2 )^2 </annotation>
  </semantics>
</math>
</file>